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B7000030EC0000176D343AC370.svm"/>
  <manifest:file-entry manifest:media-type="" manifest:full-path="Pictures/2000006F000030EC0000176D9B6F052A.svm"/>
  <manifest:file-entry manifest:media-type="" manifest:full-path="Pictures/20000049000030EC0000176DF2461CF2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⁅Moduluppgift 10⁆</text:p>
      <text:p text:style-name="P2"/>
      <text:p text:style-name="P2">Lös<draw:frame draw:style-name="fr3" draw:name="Object3" text:anchor-type="as-char" svg:width="2.45cm" svg:height="1.155cm" draw:z-index="0"><draw:object xlink:href="./Object 3" xlink:type="simple" xlink:show="embed" xlink:actuate="onLoad"/><draw:image xlink:href="./ObjectReplacements/Object 3" xlink:type="simple" xlink:show="embed" xlink:actuate="onLoad"/></draw:frame>i området.</text:p>
      <text:p text:style-name="P2"/>
      <text:p text:style-name="P2">0 &lt; x &lt; π,<text:tab/>t &gt; 0</text:p>
      <text:p text:style-name="P2"/>
      <text:p text:style-name="P2">(vågekvationen)</text:p>
      <text:p text:style-name="P2"/>
      <text:p text:style-name="P2">Med randvillkor<text:tab/>u(0; t) = u(π; t) = 0</text:p>
      <text:p text:style-name="P2"/>
      <text:p text:style-name="P2">och begynnelsevillkor u(x; 0) = sin² x + 4 sin 4x = ƒ(x)</text:p>
      <text:p text:style-name="P2"/>
      <text:p text:style-name="P2"><draw:frame draw:style-name="fr3" draw:name="Object1" text:anchor-type="as-char" svg:width="2.311cm" svg:height="1.15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graphics1" text:anchor-type="paragraph" svg:width="12.524cm" svg:height="5.997cm" draw:z-index="2"><draw:image xlink:href="Pictures/2000006F000030EC0000176D9B6F052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2" text:anchor-type="paragraph" svg:x="2.237cm" svg:y="0.069cm" svg:width="12.524cm" svg:height="5.997cm" draw:z-index="3"><draw:image xlink:href="Pictures/20000049000030EC0000176DF2461CF2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nvänd separation av variabler.</text:p>
      <text:p text:style-name="P2"/>
      <text:p text:style-name="P2">Söker u(x; t) = X(x)T(t)</text:p>
      <text:p text:style-name="P2"/>
      <text:p text:style-name="P2">Sätter in i ekvationen:</text:p>
      <text:p text:style-name="P2"/>
      <text:p text:style-name="P2"><text:tab/>X(x)·T''(t) = 4X(x)T(t)</text:p>
      <text:p text:style-name="P2"/>
      <text:p text:style-name="P3"><draw:frame draw:style-name="fr3" draw:name="Object2" text:anchor-type="as-char" svg:width="3.087cm" svg:height="1.064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VL beror ej av x.</text:p>
      <text:p text:style-name="P2">HL beror ej av t.</text:p>
      <text:p text:style-name="P2"/>
      <text:p text:style-name="P2">Det innebär att HL = VL = “konstant” = λ.</text:p>
      <text:p text:style-name="P2"/>
      <text:p text:style-name="P2">T''(t) – 4T(t)λ = 0</text:p>
      <text:p text:style-name="P2">X''(x) – X(x)λ = 0</text:p>
      <text:p text:style-name="P2"/>
      <text:p text:style-name="P2">Löser X'' – λX = 0</text:p>
      <text:p text:style-name="P2"/>
      <text:p text:style-name="P2">Formen av lösningen beror på λ.</text:p>
      <text:p text:style-name="P2"/>
      <text:p text:style-name="P2">För att villkoret <text:s/>u(0; t) = u(π; t) = 0 <text:s/>ska vara uppfyllt måste <text:s/>X(0)T(t) = 0 <text:s/>för alla t samt att <text:s/>X(π)T(t) = 0 <text:s/>för alla t.</text:p>
      <text:p text:style-name="P2"/>
      <text:p text:style-name="P2">X(0) = X(π) = 0</text:p>
      <text:p text:style-name="P2"/>
      <text:p text:style-name="P2">Vi får randvärdesproblem:</text:p>
      <text:p text:style-name="P2"/>
      <text:p text:style-name="P2"><text:tab/>X'' – λX = 0<text:tab/>X(0) = X(π) = 0</text:p>
      <text:p text:style-name="P2"/>
      <text:p text:style-name="P2">Karakteristisk ekvation:</text:p>
      <text:p text:style-name="P2"><text:tab/><text:tab/><text:tab/><text:tab/> <text:s text:c="6"/>_</text:p>
      <text:p text:style-name="P1"><text:span text:style-name="T3"><text:tab/>r² – λ = 0<text:tab/></text:span>⇔<text:span text:style-name="T3"> <text:s text:c="2"/>r = ±√λ</text:span></text:p>
      <text:p text:style-name="P2"/>
      <text:p text:style-name="P2"/>
      <text:p text:style-name="P2">Fall 1: <text:s/>λ &gt; 0:</text:p>
      <text:p text:style-name="P2"/>
      <text:p text:style-name="P1"><text:span text:style-name="T3"><text:tab/></text:span><text:span text:style-name="T3"><draw:frame draw:style-name="fr3" draw:name="Object4" text:anchor-type="as-char" svg:width="4.695cm" svg:height="0.614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/>
      <text:p text:style-name="P1"><text:span text:style-name="T3"><text:tab/>X(0) = 0 <text:s/>⇒ <text:s/>A</text:span><text:span text:style-name="T2">1</text:span><text:span text:style-name="T3"> + B</text:span><text:span text:style-name="T2">1</text:span><text:span text:style-name="T3"> = 0</text:span></text:p>
      <text:p text:style-name="P1"><text:span text:style-name="T3"><text:tab/>X(λ) = 0 <text:s/>⇒ <text:s/>A</text:span><text:span text:style-name="T2">1</text:span><text:span text:style-name="T3"> = B</text:span><text:span text:style-name="T2">1</text:span><text:span text:style-name="T3"> = 0</text:span></text:p>
      <text:p text:style-name="P2"/>
      <text:p text:style-name="P1"><text:span text:style-name="T3"><text:tab/>A</text:span><text:span text:style-name="T2">1</text:span><text:span text:style-name="T3"> = B</text:span><text:span text:style-name="T2">1</text:span><text:span text:style-name="T3"> = 0</text:span></text:p>
      <text:p text:style-name="P2"/>
      <text:p text:style-name="P2"/>
      <text:p text:style-name="P2">Fall 2: <text:s/>λ = 0:</text:p>
      <text:p text:style-name="P2"/>
      <text:p text:style-name="P2"><text:tab/>Ger oss ekvationen <text:s/>X'' = 0</text:p>
      <text:p text:style-name="P2"/>
      <text:p text:style-name="P1"><text:span text:style-name="T3"><text:tab/>X</text:span><text:span text:style-name="T2">2</text:span><text:span text:style-name="T3">= A</text:span><text:span text:style-name="T2">2</text:span><text:span text:style-name="T3">x + B</text:span><text:span text:style-name="T2">2</text:span></text:p>
      <text:p text:style-name="P2"/>
      <text:p text:style-name="P2"><text:tab/>Villkor:</text:p>
      <text:p text:style-name="P1"><text:span text:style-name="T3"><text:tab/><text:tab/>X(0) = 0 <text:s/>⇒ <text:s/>0·A</text:span><text:span text:style-name="T2">2</text:span><text:span text:style-name="T3"> + B</text:span><text:span text:style-name="T2">2</text:span><text:span text:style-name="T3"> = 0 <text:s/>⇔ <text:s/>B</text:span><text:span text:style-name="T2">2</text:span><text:span text:style-name="T3"> = 0</text:span></text:p>
      <text:p text:style-name="P1"><text:span text:style-name="T3"><text:tab/><text:tab/>X(λ) = 0 <text:s/>⇒ <text:s/>π·A</text:span><text:span text:style-name="T2">2</text:span><text:span text:style-name="T3"> + 0 = 0 <text:s/>⇔ <text:s/>A</text:span><text:span text:style-name="T2">2</text:span><text:span text:style-name="T3"> = 0</text:span></text:p>
      <text:p text:style-name="P2"/>
      <text:p text:style-name="P1"><text:span text:style-name="T3"><text:tab/>A</text:span><text:span text:style-name="T2">2</text:span><text:span text:style-name="T3"> = B</text:span><text:span text:style-name="T2">2</text:span><text:span text:style-name="T3"> = 0</text:span></text:p>
      <text:p text:style-name="P2"/>
      <text:p text:style-name="P3">Fall 3: <text:s/>λ &lt; 0:</text:p>
      <text:p text:style-name="P2"><text:tab/><text:tab/> <text:s/>___</text:p>
      <text:p text:style-name="P2"><text:tab/>r = ±i√–λ</text:p>
      <text:p text:style-name="P2"/>
      <text:p text:style-name="P1"><text:span text:style-name="T3"><text:tab/></text:span><text:span text:style-name="T3"><draw:frame draw:style-name="fr3" draw:name="Object5" text:anchor-type="as-char" svg:width="7.484cm" svg:height="0.601cm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/>
      <text:p text:style-name="P2"/>
      <text:p text:style-name="P2"/>
      <text:p text:style-name="P2"><draw:frame draw:style-name="fr3" draw:name="Object7" text:anchor-type="as-char" svg:width="9.603cm" svg:height="1.065cm" draw:z-index="28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/>
      <text:p text:style-name="P1"><text:span text:style-name="T3">Randvillkor:<text:tab/><text:tab/>0 = X(0) = C</text:span><text:span text:style-name="T2">1</text:span><text:span text:style-name="T3"><text:tab/>Det vill säga:</text:span></text:p>
      <text:p text:style-name="P2"/>
      <text:p text:style-name="P1"><text:span text:style-name="T3"><text:tab/></text:span><text:span text:style-name="T3"><draw:frame draw:style-name="fr3" draw:name="Object6" text:anchor-type="as-char" svg:width="4.053cm" svg:height="0.601cm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"/>
      <text:p text:style-name="P2"/>
      <text:p text:style-name="P2"><draw:frame draw:style-name="fr3" draw:name="Object8" text:anchor-type="as-char" svg:width="4.673cm" svg:height="0.601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3" draw:name="Object9" text:anchor-type="as-char" svg:width="8.708cm" svg:height="0.601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1"><text:span text:style-name="T3"><draw:frame draw:style-name="fr3" draw:name="Object10" text:anchor-type="as-char" svg:width="1.662cm" svg:height="0.531cm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3"><text:tab/><text:tab/></text:span><text:span text:style-name="T3"><draw:frame draw:style-name="fr3" draw:name="Object11" text:anchor-type="as-char" svg:width="1.891cm" svg:height="0.547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3"><text:tab/></text:span><text:span text:style-name="T3"><draw:frame draw:style-name="fr3" draw:name="Object12" text:anchor-type="as-char" svg:width="1.559cm" svg:height="0.547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/>
      <text:p text:style-name="P2"/>
      <text:p text:style-name="P2">Vi får icke-triviala lösningar</text:p>
      <text:p text:style-name="P2"/>
      <text:p text:style-name="P1"><text:span text:style-name="T3"><text:tab/></text:span><text:span text:style-name="T3"><draw:frame draw:style-name="fr3" draw:name="Object13" text:anchor-type="as-char" svg:width="3.133cm" svg:height="0.499cm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"/>
      <text:p text:style-name="P2"/>
      <text:p text:style-name="P2"/>
      <text:p text:style-name="P2">Vi löser T.</text:p>
      <text:p text:style-name="P2"/>
      <text:p text:style-name="P2">T'' – 4λT = 0</text:p>
      <text:p text:style-name="P2"/>
      <text:p text:style-name="P2">r² – 4λ = 0</text:p>
      <text:p text:style-name="P2"/>
      <text:p text:style-name="P1"><text:span text:style-name="T3"><draw:frame draw:style-name="fr3" draw:name="Object14" text:anchor-type="as-char" svg:width="6.147cm" svg:height="0.589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3"><text:tab/><text:tab/>∵</text:span><text:span text:style-name="T3"><draw:frame draw:style-name="fr3" draw:name="Object16" text:anchor-type="as-char" svg:width="1.009cm" svg:height="0.492cm" draw:z-index="20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"/>
      <text:p text:style-name="P2"/>
      <text:p text:style-name="P2">λ &gt; 0:</text:p>
      <text:p text:style-name="P2"/>
      <text:p text:style-name="P1"><text:span text:style-name="T3"><text:tab/></text:span><text:span text:style-name="T3"><draw:frame draw:style-name="fr3" draw:name="Object15" text:anchor-type="as-char" svg:width="6.278cm" svg:height="0.563cm" draw:z-index="1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"/>
      <text:p text:style-name="P2"><text:tab/>Således för varje heltal, n, är</text:p>
      <text:p text:style-name="P2"/>
      <text:p text:style-name="P1"><text:span text:style-name="T3"><text:tab/>u(x, t) = X(x)·Y(y) = C</text:span><text:span text:style-name="T2">2</text:span><text:span text:style-name="T3"> sin nx · (D</text:span><text:span text:style-name="T2">1</text:span><text:span text:style-name="T3"> cos 2nt + D</text:span><text:span text:style-name="T2">2</text:span><text:span text:style-name="T3"> sin 2nt)</text:span></text:p>
      <text:p text:style-name="P6"><text:span text:style-name="T3">Om u</text:span><text:span text:style-name="T2">1</text:span><text:span text:style-name="T3">, u</text:span><text:span text:style-name="T2">2</text:span><text:span text:style-name="T3">, u</text:span><text:span text:style-name="T2">3</text:span><text:span text:style-name="T3">, …, u</text:span><text:span text:style-name="T2">k</text:span><text:span text:style-name="T3"> är lösningar till ekvationen och uppfyller villkoren samt är linjärt oberoende så är <text:s/>u(x; t) = u</text:span><text:span text:style-name="T2">1</text:span><text:span text:style-name="T3">(x; t), u</text:span><text:span text:style-name="T2">2</text:span><text:span text:style-name="T3">(x; t), u</text:span><text:span text:style-name="T2">3</text:span><text:span text:style-name="T3">(x; t), …, u</text:span><text:span text:style-name="T2">k</text:span><text:span text:style-name="T3">(x; t) <text:s/>också en lösning.</text:span></text:p>
      <text:p text:style-name="P2"/>
      <text:p text:style-name="P1"><text:span text:style-name="T3"><text:tab/></text:span><text:span text:style-name="T3"><draw:frame draw:style-name="fr3" draw:name="Object17" text:anchor-type="as-char" svg:width="11.777cm" svg:height="1.002cm" draw:z-index="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"/>
      <text:p text:style-name="P1"><text:span text:style-name="T3"><text:tab/>( A</text:span><text:span text:style-name="T2">n</text:span><text:span text:style-name="T3"> = C</text:span><text:span text:style-name="T2">2;n</text:span><text:span text:style-name="T3"> · D</text:span><text:span text:style-name="T2">1;n</text:span><text:span text:style-name="T3">, <text:s/>B</text:span><text:span text:style-name="T2">n</text:span><text:span text:style-name="T3"> = C</text:span><text:span text:style-name="T2">2;n</text:span><text:span text:style-name="T3"> · D</text:span><text:span text:style-name="T2">2;n</text:span><text:span text:style-name="T3"> )</text:span></text:p>
      <text:p text:style-name="P2"/>
      <text:p text:style-name="P2"/>
      <text:p text:style-name="P1"><text:span text:style-name="T3">Låt oss välja A</text:span><text:span text:style-name="T2">n</text:span><text:span text:style-name="T3"> och B</text:span><text:span text:style-name="T2">n </text:span><text:span text:style-name="T3">så att, de snart definierade, (†) och (‡) uppfylls.</text:span></text:p>
      <text:p text:style-name="P2"/>
      <text:p text:style-name="P2"/>
      <text:p text:style-name="P2"><text:tab/><draw:frame draw:style-name="fr3" draw:name="Object18" text:anchor-type="as-char" svg:width="8.493cm" svg:height="1.002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/>
      <text:p text:style-name="P2">A<text:span text:style-name="T1">2</text:span> = 1,<text:tab/>A<text:span text:style-name="T1">4</text:span> = 4,<text:tab/>resten A<text:span text:style-name="T1">n</text:span> = 0</text:p>
      <text:p text:style-name="P2"/>
      <text:p text:style-name="P2"/>
      <text:p text:style-name="P2">För att bestämma B<text:span text:style-name="T1">n</text:span>, använd:</text:p>
      <text:p text:style-name="P2"/>
      <text:p text:style-name="P2"><text:tab/>(‡)</text:p>
      <text:p text:style-name="P2"/>
      <text:p text:style-name="P2"><text:tab/><draw:frame draw:style-name="fr3" draw:name="Object19" text:anchor-type="as-char" svg:width="9.331cm" svg:height="1.087cm" draw:z-index="23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><draw:frame draw:style-name="fr3" draw:name="Object20" text:anchor-type="as-char" svg:width="5.629cm" svg:height="1.152cm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Alla B<text:span text:style-name="T1">n</text:span> = 0.</text:p>
      <text:p text:style-name="P2"/>
      <text:p text:style-name="P2"/>
      <text:p text:style-name="P2">Vi har alltså</text:p>
      <text:p text:style-name="P2"/>
      <text:p text:style-name="P2"><text:tab/><draw:frame draw:style-name="fr3" draw:name="Object21" text:anchor-type="as-char" svg:width="8.864cm" svg:height="0.499cm" draw:z-index="25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Ungefär samma problem som ovan.</text:p>
      <text:p text:style-name="P2"/>
      <text:p text:style-name="P2"/>
      <text:p text:style-name="P2">(‡) : <draw:frame draw:style-name="fr3" draw:name="Object22" text:anchor-type="as-char" svg:width="2.917cm" svg:height="1.152cm" draw:z-index="18"><draw:object xlink:href="./Object 22" xlink:type="simple" xlink:show="embed" xlink:actuate="onLoad"/><draw:image xlink:href="./ObjectReplacements/Object 22" xlink:type="simple" xlink:show="embed" xlink:actuate="onLoad"/></draw:frame></text:p>
      <text:p text:style-name="P2"/>
      <text:p text:style-name="P2"><draw:frame draw:style-name="fr3" draw:name="Object23" text:anchor-type="as-char" svg:width="5.038cm" svg:height="1.774cm" draw:z-index="19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<text:soft-page-break/>Man för på samma sätt som ovan.</text:p>
      <text:p text:style-name="P2"/>
      <text:p text:style-name="P2">Bestämmer A<text:span text:style-name="T1">n</text:span> på samma sätt.</text:p>
      <text:p text:style-name="P2"/>
      <text:p text:style-name="P2">För att bestämma B<text:span text:style-name="T1">n</text:span>:</text:p>
      <text:p text:style-name="P2"/>
      <text:p text:style-name="P2"><text:tab/><draw:frame draw:style-name="fr3" draw:name="Object24" text:anchor-type="as-char" svg:width="6.262cm" svg:height="1.152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2"/>
      <text:p text:style-name="P2"/>
      <text:p text:style-name="P2">Utveckla g(x) i sinusserie.</text:p>
      <text:p text:style-name="P2"/>
      <text:p text:style-name="P2">För detta behöver vi att g(x) är udda.</text:p>
      <text:p text:style-name="P2"/>
      <text:p text:style-name="P2">Låt oss ändra g(x) utanför [0; π] och definiera den som udda och periodisk.</text:p>
      <text:p text:style-name="P2"/>
      <text:p text:style-name="P2"/>
      <text:p text:style-name="P2"><draw:frame draw:style-name="fr2" draw:name="graphics3" text:anchor-type="paragraph" svg:x="0.808cm" svg:y="0.247cm" svg:width="12.524cm" svg:height="5.997cm" draw:z-index="6"><draw:image xlink:href="Pictures/200004B7000030EC0000176D343AC370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(x) kan utvecklas som<draw:frame draw:style-name="fr3" draw:name="Object25" text:anchor-type="as-char" svg:width="6.435cm" svg:height="1.152cm" draw:z-index="26"><draw:object xlink:href="./Object 25" xlink:type="simple" xlink:show="embed" xlink:actuate="onLoad"/><draw:image xlink:href="./ObjectReplacements/Object 25" xlink:type="simple" xlink:show="embed" xlink:actuate="onLoad"/></draw:frame>.</text:p>
      <text:p text:style-name="P2"/>
      <text:p text:style-name="P2"/>
      <text:p text:style-name="P2"/>
      <text:p text:style-name="P2">(‡) ger:</text:p>
      <text:p text:style-name="P2"/>
      <text:p text:style-name="P2"><text:tab/><draw:frame draw:style-name="fr3" draw:name="Object26" text:anchor-type="as-char" svg:width="10.335cm" svg:height="1.152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2">Hitta B<text:span text:style-name="T1">n</text:span> genom att identifiera koefficientern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27H53M35S</meta:editing-duration>
    <meta:editing-cycles>61</meta:editing-cycles>
    <meta:generator>OpenOffice.org/3.1$Win32 OpenOffice.org_project/310m19$Build-9420</meta:generator>
    <dc:date>2010-10-16T16:35:40.66</dc:date>
    <dc:creator>Mattias </dc:creator>
    <meta:document-statistic meta:table-count="0" meta:image-count="3" meta:object-count="26" meta:page-count="5" meta:paragraph-count="85" meta:word-count="441" meta:character-count="18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fenced math:open="" math:close="">
          <math:mfrac>
            <math:mrow>
              <math:mo math:stretchy="false">∂</math:mo>
              <math:mi math:fontstyle="normal">u</math:mi>
            </math:mrow>
            <math:mrow>
              <math:mo math:stretchy="false">∂</math:mo>
              <math:mi math:fontstyle="normal">t</math:mi>
            </math:mrow>
          </math:mfrac>
        </math:mfenced>
        <math:mrow>
          <math:mi math:fontstyle="normal">t</math:mi>
          <math:mo math:stretchy="false">=</math:mo>
          <math:mn>0</math:mn>
        </math:mrow>
      </math:msub>
      <math:mo math:stretchy="false">=</math:mo>
      <math:mn>0</math:mn>
    </math:mrow>
    <math:annotation math:encoding="StarMath 5.0">left ( {{partial u} over {partial t}} right )_{t = 0} = 0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o math:stretchy="false">−</math:mo>
          <math:mi math:fontstyle="normal">λ</math:mi>
        </math:mrow>
      </math:msqrt>
      <math:mo math:stretchy="false">=</math:mo>
      <math:mi math:fontstyle="normal">n</math:mi>
    </math:mrow>
    <math:annotation math:encoding="StarMath 5.0">sqrt{-λ} = n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 math:fontstyle="normal">λ</math:mi>
      </math:mrow>
      <math:mo math:stretchy="false">=</math:mo>
      <math:mrow>
        <math:mo math:stretchy="false">±</math:mo>
        <math:msup>
          <math:mi math:fontstyle="normal">n</math:mi>
          <math:mn>2</math:mn>
        </math:msup>
      </math:mrow>
    </math:mrow>
    <math:annotation math:encoding="StarMath 5.0">-λ = +- n^2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row>
        <math:mo math:stretchy="false">±</math:mo>
        <math:msup>
          <math:mi math:fontstyle="normal">n</math:mi>
          <math:mn>2</math:mn>
        </math:msup>
      </math:mrow>
    </math:mrow>
    <math:annotation math:encoding="StarMath 5.0">λ = +- n^2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i math:fontstyle="normal">C</math:mi>
      </math:mrow>
      <math:mi/>
      <math:mi>sin</math:mi>
      <math:mi/>
      <math:mi>nx</math:mi>
    </math:mrow>
    <math:annotation math:encoding="StarMath 5.0">X(x) = C `sin` nx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i math:fontstyle="normal">r</math:mi>
              <math:mo math:stretchy="false">=</math:mo>
              <math:mrow>
                <math:mo math:stretchy="false">±</math:mo>
                <math:msqrt>
                  <math:mn>4λ</math:mn>
                </math:msqrt>
              </math:mrow>
            </math:mrow>
            <math:mo math:stretchy="false">=</math:mo>
            <math:mrow>
              <math:mo math:stretchy="false">±</math:mo>
              <math:msqrt>
                <math:mrow>
                  <math:mo math:stretchy="false">−</math:mo>
                  <math:msup>
                    <math:mn>4n</math:mn>
                    <math:mn>2</math:mn>
                  </math:msup>
                </math:mrow>
              </math:msqrt>
            </math:mrow>
          </math:mrow>
          <math:mo math:stretchy="false">=</math:mo>
          <math:mrow>
            <math:mo math:stretchy="false">±</math:mo>
            <math:mi>i2n</math:mi>
          </math:mrow>
        </math:mrow>
        <math:mo math:stretchy="false">~</math:mo>
        <math:mi math:fontstyle="normal">i</math:mi>
      </math:mrow>
      <math:mn>2n</math:mn>
    </math:mrow>
    <math:annotation math:encoding="StarMath 5.0">r = +- sqrt{4λ} = +- sqrt{-4n^2} = +-i2n sim i 2n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D</math:mi>
          <math:mn>1</math:mn>
        </math:msub>
      </math:mrow>
      <math:mi/>
      <math:mi>cos</math:mi>
      <math:mi/>
      <math:mn>2nt</math:mn>
      <math:mrow>
        <math:mi/>
        <math:mo math:stretchy="false">+</math:mo>
        <math:mi/>
      </math:mrow>
      <math:msub>
        <math:mi math:fontstyle="normal">D</math:mi>
        <math:mn>2</math:mn>
      </math:msub>
      <math:mi/>
      <math:mi>sin</math:mi>
      <math:mi/>
      <math:mn>2nt</math:mn>
    </math:mrow>
    <math:annotation math:encoding="StarMath 5.0">T(x) = D_1 `cos ` 2nt ``+`` D_2` sin` 2nt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z</math:mi>
      <math:mo math:stretchy="false">~</math:mo>
      <math:mover math:accent="true">
        <math:mi math:fontstyle="normal">z</math:mi>
        <math:mo math:stretchy="false">ˉ</math:mo>
      </math:mover>
    </math:mrow>
    <math:annotation math:encoding="StarMath 5.0">z sim bar z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u</math:mi>
            <math:mi math:fontstyle="normal">n</math:mi>
          </math:msub>
        </math:mrow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i>sin</math:mi>
        </math:mrow>
      </math:mrow>
      <math:mi/>
      <math:mi>nx</math:mi>
      <math:mrow>
        <math:mi/>
        <math:mo math:stretchy="false">⋅</math:mo>
        <math:mi/>
      </math:mrow>
      <math:mrow>
        <math:mo math:stretchy="false">(</math:mo>
        <math:mrow>
          <math:msub>
            <math:mi math:fontstyle="normal">A</math:mi>
            <math:mi math:fontstyle="normal">n</math:mi>
          </math:msub>
          <math:mi/>
          <math:mi>cos</math:mi>
          <math:mi/>
          <math:mn>2nt</math:mn>
          <math:mrow>
            <math:mi/>
            <math:mo math:stretchy="false">+</math:mo>
            <math:mi/>
          </math:mrow>
          <math:msub>
            <math:mi math:fontstyle="normal">B</math:mi>
            <math:mi math:fontstyle="normal">n</math:mi>
          </math:msub>
          <math:mi/>
          <math:mi>sin</math:mi>
          <math:mi/>
          <math:mn>2nt</math:mn>
        </math:mrow>
        <math:mo math:stretchy="false">)</math:mo>
      </math:mrow>
    </math:mrow>
    <math:annotation math:encoding="StarMath 5.0">u(x;`t) = sum from {n = 1} to infinity u_n(x;`t)  = sum from {n = 1} to infinity 
sin`nx``cdot``(A_n `cos` 2nt ``+`` B_n `sin` 2nt)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n>0</math:mn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A</math:mi>
            <math:mi math:fontstyle="normal">n</math:mi>
          </math:msub>
        </math:mrow>
      </math:mrow>
      <math:mi>sin</math:mi>
      <math:mrow>
        <math:mrow>
          <math:mi>nx</math:mi>
          <math:mo math:stretchy="false">=</math:mo>
          <math:mtext>(†)</math:mtext>
        </math:mrow>
        <math:mo math:stretchy="false">=</math:mo>
        <math:mi>sin</math:mi>
      </math:mrow>
      <math:mrow>
        <math:mn>2x</math:mn>
        <math:mo math:stretchy="false">+</math:mo>
        <math:mn>4</math:mn>
      </math:mrow>
      <math:mi>sin</math:mi>
      <math:mn>4x</math:mn>
    </math:mrow>
    <math:annotation math:encoding="StarMath 5.0">u(x; 0) = sum from {n = 1} to infinity A_n sin nx = "(†)" = sin 2x + 4 sin 4x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t</math:mi>
          </math:mrow>
        </math:mfrac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row>
                <math:mo math:stretchy="false">−</math:mo>
                <math:msub>
                  <math:mn>2nA</math:mn>
                  <math:mi math:fontstyle="normal">n</math:mi>
                </math:msub>
              </math:mrow>
              <math:mi/>
              <math:mi>sin</math:mi>
              <math:mi/>
              <math:mi>nt</math:mi>
              <math:mrow>
                <math:mi/>
                <math:mo math:stretchy="false">+</math:mo>
                <math:mi/>
              </math:mrow>
              <math:msub>
                <math:mn>2nB</math:mn>
                <math:mi math:fontstyle="normal">n</math:mi>
              </math:msub>
              <math:mi/>
              <math:mi>cos</math:mi>
              <math:mi/>
              <math:mn>2nt</math:mn>
            </math:mrow>
          </math:mfenced>
        </math:mrow>
      </math:mrow>
      <math:mi/>
      <math:mi>sin</math:mi>
      <math:mi/>
      <math:mi>nx</math:mi>
    </math:mrow>
    <math:annotation math:encoding="StarMath 5.0">{{partial u} over {partial t}} = sum from {n = 1} to infinity
left ( -2nA_n `sin` nt ``+`` 2nB_n `cos`  2nt right ) `sin` nx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T</math:mi>
          <math:mi math:fontstyle="normal">'</math:mi>
          <math:mi math:fontstyle="normal">'</math:mi>
          <math:mrow>
            <math:mo math:stretchy="false">(</math:mo>
            <math:mi math:fontstyle="normal">t</math:mi>
            <math:mo math:stretchy="false">)</math:mo>
          </math:mrow>
        </math:mrow>
        <math:mrow>
          <math:mn>4</math:mn>
          <math:mi math:fontstyle="normal">T</math:mi>
          <math:mrow>
            <math:mo math:stretchy="false">(</math:mo>
            <math:mi math:fontstyle="normal">t</math:mi>
            <math:mo math:stretchy="false">)</math:mo>
          </math:mrow>
        </math:mrow>
      </math:mfrac>
      <math:mo math:stretchy="false">=</math:mo>
      <math:mfrac>
        <math:mrow>
          <math:mi math:fontstyle="normal">X</math:mi>
          <math:mi math:fontstyle="normal">'</math:mi>
          <math:mi math:fontstyle="normal">'</math:mi>
          <math:mrow>
            <math:mo math:stretchy="false">(</math:mo>
            <math:mi math:fontstyle="normal">x</math:mi>
            <math:mo math:stretchy="false">)</math:mo>
          </math:mrow>
        </math:mrow>
        <math:mrow>
          <math:mi math:fontstyle="normal">X</math:mi>
          <math:mrow>
            <math:mo math:stretchy="false">(</math:mo>
            <math:mi math:fontstyle="normal">x</math:mi>
            <math:mo math:stretchy="false">)</math:mo>
          </math:mrow>
        </math:mrow>
      </math:mfrac>
    </math:mrow>
    <math:annotation math:encoding="StarMath 5.0">
{{T''(t)} over {4 T(t)}} = {{X''(x)} over {X(x)}}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sub>
            <math:mfenced math:open="" math:close="">
              <math:mfrac>
                <math:mrow>
                  <math:mo math:stretchy="false">∂</math:mo>
                  <math:mi math:fontstyle="normal">u</math:mi>
                </math:mrow>
                <math:mrow>
                  <math:mo math:stretchy="false">∂</math:mo>
                  <math:mi math:fontstyle="normal">t</math:mi>
                </math:mrow>
              </math:mfrac>
            </math:mfenced>
            <math:mrow>
              <math:mi math:fontstyle="normal">t</math:mi>
              <math:mo math:stretchy="false">=</math:mo>
              <math:mn>0</math:mn>
            </math:mrow>
          </math:msub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n>2nB</math:mn>
            <math:mi math:fontstyle="normal">n</math:mi>
          </math:msub>
        </math:mrow>
      </math:mrow>
      <math:mi/>
      <math:mi>sin</math:mi>
      <math:mi/>
      <math:mi>nx</math:mi>
    </math:mrow>
    <math:annotation math:encoding="StarMath 5.0">0 = left ( {{partial u} over {partial t}} right )_{t = 0} = sum from {n = 1} to infinity 
2nB_n `sin` nx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>cos</math:mi>
      </math:mrow>
      <math:mi/>
      <math:mn>4t</math:mn>
      <math:mrow>
        <math:mi/>
        <math:mo math:stretchy="false">⋅</math:mo>
        <math:mi/>
      </math:mrow>
      <math:mi>sin</math:mi>
      <math:mi/>
      <math:mn>2x</math:mn>
      <math:mrow>
        <math:mi/>
        <math:mo math:stretchy="false">+</math:mo>
        <math:mi/>
      </math:mrow>
      <math:mn>5</math:mn>
      <math:mi/>
      <math:mi>cos</math:mi>
      <math:mi/>
      <math:mn>8t</math:mn>
      <math:mrow>
        <math:mi/>
        <math:mo math:stretchy="false">⋅</math:mo>
        <math:mi/>
      </math:mrow>
      <math:mi>sin</math:mi>
      <math:mi/>
      <math:mn>4x</math:mn>
    </math:mrow>
    <math:annotation math:encoding="StarMath 5.0">u(x;`t) = cos `4t ``cdot`` sin `2x ```+``` 5 `cos` 8t ``cdot`` sin `4x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" math:close=""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</math:mfenced>
          <math:mrow>
            <math:mi math:fontstyle="normal">t</math:mi>
            <math:mo math:stretchy="false">=</math:mo>
            <math:mn>0</math:mn>
          </math:mrow>
        </math:msub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eft ( {{partial u} over {partial t}} right )_{t = 0} = g(x)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n>5,</math:mn>
                  <math:mi/>
                </math:mrow>
              </math:mtd>
              <math:mtd>
                <math:mrow>
                  <math:mrow>
                    <math:mrow>
                      <math:mfrac>
                        <math:mrow>
                          <math:mi math:fontstyle="normal">π</math:mi>
                        </math:mrow>
                        <math:mrow>
                          <math:mn>4</math:mn>
                        </math:mrow>
                      </math:mfrac>
                      <math:mo math:stretchy="false">&lt;</math:mo>
                      <math:mi math:fontstyle="normal">x</math:mi>
                    </math:mrow>
                    <math:mo math:stretchy="false">&lt;</math:mo>
                    <math:mfrac>
                      <math:mrow>
                        <math:mn>3π</math:mn>
                      </math:mrow>
                      <math:mrow>
                        <math:mn>4</math:mn>
                      </math:mrow>
                    </math:mfrac>
                  </math:mrow>
                </math:mrow>
              </math:mtd>
            </math:mtr>
            <math:mtr>
              <math:mtd>
                <math:mrow>
                  <math:mn>0,</math:mn>
                  <math:mi/>
                </math:mrow>
              </math:mtd>
              <math:mtd>
                <math:mrow>
                  <math:mtext>för övriga x</math:mtext>
                </math:mrow>
              </math:mtd>
            </math:mtr>
          </math:mtable>
        </math:mrow>
      </math:mrow>
    </math:mrow>
    <math:annotation math:encoding="StarMath 5.0">g(x) = left lbrace matrix{
5, ~ # alignl {{alignc π} over {alignc 4}} &lt; x &lt; {{alignc 3π} over {alignc 4}} ##
0, ~ # alignl "för övriga x" 
} right none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" math:close=""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</math:mfenced>
          <math:mrow>
            <math:mi math:fontstyle="normal">t</math:mi>
            <math:mo math:stretchy="false">=</math:mo>
            <math:mn>0</math:mn>
          </math:mrow>
        </math:msub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n>2nB</math:mn>
            <math:mi math:fontstyle="normal">n</math:mi>
          </math:msub>
        </math:mrow>
      </math:mrow>
      <math:mi/>
      <math:mi>sin</math:mi>
      <math:mi/>
      <math:mrow>
        <math:mi>nx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eft ( {{partial u} over {partial t}} right )_{t = 0} = sum from {n = 1} to infinity 2nB_n `sin` nx = g(x)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10</math:mn>
            <math:mi math:fontstyle="normal">π</math:mi>
          </math:mfrac>
        </math:mrow>
      </math:mrow>
      <math:mfenced math:open="" math:close="">
        <math:mrow>
          <math:mi>cos</math:mi>
          <math:mrow>
            <math:mfrac>
              <math:mn>3πn</math:mn>
              <math:mn>4</math:mn>
            </math:mfrac>
            <math:mo math:stretchy="false">−</math:mo>
            <math:mi>cos</math:mi>
          </math:mrow>
          <math:mfrac>
            <math:mi>πn</math:mi>
            <math:mn>4</math:mn>
          </math:mfrac>
        </math:mrow>
      </math:mfenced>
    </math:mrow>
    <math:annotation math:encoding="StarMath 5.0">g(x) = sum from {n = 1} to infinity {10 over π} left ( cos {{3πn} over 4} - cos {{πn} over 4} right )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sub>
          <math:mn>2nB</math:mn>
          <math:mi math:fontstyle="normal">n</math:mi>
        </math:msub>
      </math:mrow>
      <math:mi/>
      <math:mi>sin</math:mi>
      <math:mi/>
      <math:mrow>
        <math:mi>nx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10</math:mn>
            <math:mi math:fontstyle="normal">π</math:mi>
          </math:mfrac>
        </math:mrow>
      </math:mrow>
      <math:mfenced math:open="" math:close="">
        <math:mrow>
          <math:mi>cos</math:mi>
          <math:mi/>
          <math:mfrac>
            <math:mn>3πn</math:mn>
            <math:mn>4</math:mn>
          </math:mfrac>
          <math:mrow>
            <math:mi/>
            <math:mo math:stretchy="false">−</math:mo>
            <math:mi/>
          </math:mrow>
          <math:mi>cos</math:mi>
          <math:mi/>
          <math:mfrac>
            <math:mi>πn</math:mi>
            <math:mn>4</math:mn>
          </math:mfrac>
        </math:mrow>
      </math:mfenced>
      <math:mi/>
      <math:mi>sin</math:mi>
      <math:mi/>
      <math:mi>nx</math:mi>
    </math:mrow>
    <math:annotation math:encoding="StarMath 5.0">sum from {n = 1} to infinity 2nB_n `sin` nx = sum from {n = 1} to infinity {10 over π} left ( cos` {{3πn} over 4} ``-`` cos `{{πn} over 4} right ) `sin` n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  <math:mo math:stretchy="false">=</math:mo>
        <math:mn>4</math:mn>
      </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x</math:mi>
            <math:mn>2</math:mn>
          </math:msup>
        </math:mrow>
      </math:mfrac>
    </math:mrow>
    <math:annotation math:encoding="StarMath 5.0">{{partial^2 u} over {partial t^2}} = 4 {{partial^2 u} over {partial x^2}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X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A</math:mi>
          <math:mn>1</math:mn>
        </math:msub>
      </math:mrow>
      <math:mrow>
        <math:msup>
          <math:mi math:fontstyle="normal">e</math:mi>
          <math:mrow>
            <math:msqrt>
              <math:mi math:fontstyle="normal">λ</math:mi>
            </math:msqrt>
            <math:mi math:fontstyle="normal">x</math:mi>
          </math:mrow>
        </math:msup>
        <math:mo math:stretchy="false">+</math:mo>
        <math:msub>
          <math:mi math:fontstyle="normal">B</math:mi>
          <math:mn>1</math:mn>
        </math:msub>
      </math:mrow>
      <math:msup>
        <math:mi math:fontstyle="normal">e</math:mi>
        <math:mrow>
          <math:mrow>
            <math:mo math:stretchy="false">−</math:mo>
            <math:msqrt>
              <math:mi math:fontstyle="normal">λ</math:mi>
            </math:msqrt>
          </math:mrow>
          <math:mi math:fontstyle="normal">x</math:mi>
        </math:mrow>
      </math:msup>
    </math:mrow>
    <math:annotation math:encoding="StarMath 5.0">X_1(x) = A_1 e^{sqrt{λ} x} + B_1 e^{-sqrt{λ} x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X</math:mi>
          <math:mn>3</math:mn>
        </math:msub>
        <math:mrow>
          <math:mrow>
            <math:mo math:stretchy="false">(</math:mo>
            <math:mi math:fontstyle="normal">x</math:mi>
            <math:mo math:stretchy="false">)</math:mo>
          </math:mrow>
          <math:mo math:stretchy="false">=</math:mo>
          <math:msub>
            <math:mi math:fontstyle="normal">C</math:mi>
            <math:mn>1</math:mn>
          </math:msub>
        </math:mrow>
        <math:mi>cos</math:mi>
        <math:mrow>
          <math:mrow>
            <math:mo math:stretchy="false">(</math:mo>
            <math:mrow>
              <math:msqrt>
                <math:mrow>
                  <math:mo math:stretchy="false">−</math:mo>
                  <math:mi math:fontstyle="normal">λ</math:mi>
                </math:mrow>
              </math:msqrt>
              <math:mi math:fontstyle="normal">x</math:mi>
            </math:mrow>
            <math:mo math:stretchy="false">)</math:mo>
          </math:mrow>
          <math:mo math:stretchy="false">+</math:mo>
          <math:msub>
            <math:mi math:fontstyle="normal">C</math:mi>
            <math:mn>2</math:mn>
          </math:msub>
        </math:mrow>
        <math:mi>sin</math:mi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x</math:mi>
          </math:mrow>
          <math:mo math:stretchy="false">)</math:mo>
        </math:mrow>
      </math:mrow>
      <math:mrow/>
    </math:mrow>
    <math:annotation math:encoding="StarMath 5.0">X_3(x) = C_1 cos (sqrt{-λ} x) + C_2 sin (sqrt{-λ} x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C</math:mi>
          <math:mn>2</math:mn>
        </math:msub>
      </math:mrow>
      <math:mi>sin</math:mi>
      <math:mrow>
        <math:mo math:stretchy="false">(</math:mo>
        <math:mrow>
          <math:msqrt>
            <math:mrow>
              <math:mo math:stretchy="false">−</math:mo>
              <math:mi math:fontstyle="normal">λ</math:mi>
            </math:mrow>
          </math:msqrt>
          <math:mi math:fontstyle="normal">x</math:mi>
        </math:mrow>
        <math:mo math:stretchy="false">)</math:mo>
      </math:mrow>
    </math:mrow>
    <math:annotation math:encoding="StarMath 5.0">
X(x) = C_2 sin (sqrt{-λ} x)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row>
            <math:mo math:stretchy="false">(</math:mo>
            <math:mi math:fontstyle="normal">x</math:mi>
            <math:mo math:stretchy="false">)</math:mo>
          </math:mrow>
          <math:mo math:stretchy="false">=</math:mo>
          <math:mrow>
            <math:mrow>
              <math:munder>
                <math:munder math:accent="true">
                  <math:msub>
                    <math:mi math:fontstyle="normal">X</math:mi>
                    <math:mn>1</math:mn>
                  </math:msub>
                  <math:mo math:stretchy="false"></math:mo>
                </math:munder>
                <math:mn>0</math:mn>
              </math:munder>
              <math:mo math:stretchy="false">+</math:mo>
              <math:munder>
                <math:munder math:accent="true">
                  <math:msub>
                    <math:mi math:fontstyle="normal">X</math:mi>
                    <math:mn>2</math:mn>
                  </math:msub>
                  <math:mo math:stretchy="false"></math:mo>
                </math:munder>
                <math:mn>0</math:mn>
              </math:munder>
            </math:mrow>
            <math:mo math:stretchy="false">+</math:mo>
            <math:msub>
              <math:mi math:fontstyle="normal">X</math:mi>
              <math:mn>3</math:mn>
            </math:msub>
          </math:mrow>
        </math:mrow>
        <math:mo math:stretchy="false">=</math:mo>
        <math:msub>
          <math:mi math:fontstyle="normal">C</math:mi>
          <math:mn>1</math:mn>
        </math:msub>
      </math:mrow>
      <math:mi>cos</math:mi>
      <math:mrow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x</math:mi>
          </math:mrow>
          <math:mo math:stretchy="false">)</math:mo>
        </math:mrow>
        <math:mo math:stretchy="false">+</math:mo>
        <math:msub>
          <math:mi math:fontstyle="normal">C</math:mi>
          <math:mn>2</math:mn>
        </math:msub>
      </math:mrow>
      <math:mi>sin</math:mi>
      <math:mrow>
        <math:mo math:stretchy="false">(</math:mo>
        <math:mrow>
          <math:msqrt>
            <math:mrow>
              <math:mo math:stretchy="false">−</math:mo>
              <math:mi math:fontstyle="normal">λ</math:mi>
            </math:mrow>
          </math:msqrt>
          <math:mi math:fontstyle="normal">x</math:mi>
        </math:mrow>
        <math:mo math:stretchy="false">)</math:mo>
      </math:mrow>
    </math:mrow>
    <math:annotation math:encoding="StarMath 5.0">X(x) = {{X_1} underbrace {0}} + {{X_2} underbrace {0}} + X_3 = C_1 cos (sqrt{-λ} x) + C_2 sin (sqrt{-λ} x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π</math:mi>
          <math:mo math:stretchy="false">)</math:mo>
        </math:mrow>
        <math:mo math:stretchy="false">=</math:mo>
        <math:msub>
          <math:mi math:fontstyle="normal">C</math:mi>
          <math:mn>2</math:mn>
        </math:msub>
      </math:mrow>
      <math:mi>sin</math:mi>
      <math:mrow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π</math:mi>
          </math:mrow>
          <math:mo math:stretchy="false">)</math:mo>
        </math:mrow>
        <math:mo math:stretchy="false">=</math:mo>
        <math:mn>0</math:mn>
      </math:mrow>
    </math:mrow>
    <math:annotation math:encoding="StarMath 5.0">X(π) = C_2 sin (sqrt{-λ} π) = 0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C</math:mi>
          <math:mn>2</math:mn>
        </math:msub>
        <math:mo math:stretchy="false">≠</math:mo>
        <math:mn>0</math:mn>
      </math:mrow>
      <math:mi/>
      <math:mi>sin</math:mi>
      <math:mrow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π</math:mi>
          </math:mrow>
          <math:mo math:stretchy="false">)</math:mo>
        </math:mrow>
        <math:mo math:stretchy="false">=</math:mo>
        <math:mn>0</math:mn>
      </math:mrow>
      <math:mi/>
      <math:msqrt>
        <math:mrow>
          <math:mo math:stretchy="false">−</math:mo>
          <math:mi math:fontstyle="normal">λ</math:mi>
        </math:mrow>
      </math:msqrt>
      <math:mrow>
        <math:mi math:fontstyle="normal">π</math:mi>
        <math:mo math:stretchy="false">=</math:mo>
        <math:mrow>
          <math:mi math:fontstyle="normal">n</math:mi>
          <math:mo math:stretchy="false">⋅</math:mo>
          <math:mi math:fontstyle="normal">π</math:mi>
        </math:mrow>
      </math:mrow>
      <math:mi math:fontstyle="normal">,</math:mi>
      <math:mi/>
      <math:mrow>
        <math:mi math:fontstyle="normal">n</math:mi>
        <math:mo math:stretchy="false">∈</math:mo>
        <math:mi math:fontstyle="normal">ℝ</math:mi>
      </math:mrow>
    </math:mrow>
    <math:annotation math:encoding="StarMath 5.0">C_2 &lt;&gt; 0 ~~~ sin (sqrt{-λ}π) = 0 ~~~ sqrt{-λ}π = n cdot π, ~ n in ℝ
</math:annotation>
  </math:semantics>
</math:math>
</file>